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0.37pt" svg:height="150.77pt" svg:x="477.38pt" svg:y="487.73pt">
            <loext:p draw:notify-on-update-of-ranges="Sheet1.D39:Sheet1.D39 Sheet1.D40:Sheet1.D41 Sheet1.E39:Sheet1.E39 Sheet1.E40:Sheet1.E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6.12pt" svg:height="174.7pt" svg:x="472.99pt" svg:y="663.31pt">
            <loext:p draw:notify-on-update-of-ranges="Sheet1.D46:Sheet1.D46 Sheet1.D47:Sheet1.D48 Sheet1.E46:Sheet1.E46 Sheet1.E47:Sheet1.E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=1/2, k =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Lat = 0.584720 <text:s/>OPS = 1000000 IOPS = 1710221.6628</text:p>
          </table:table-cell>
          <table:table-cell table:number-columns-repeated="8"/>
          <table:table-cell table:style-name="ce1" office:value-type="string" calcext:value-type="string">
            <text:p>Lat = 0.364940 <text:s/>OPS = 1000000 IOPS = 2740179.410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ejlee@j200:~/papers/jellyfish_2019/skip_vchain/src_cpp/JDKSkipList/perf_anal$ ./extract_level.sh jdk_all.level </text:p>
          </table:table-cell>
          <table:table-cell table:number-columns-repeated="8"/>
          <table:table-cell office:value-type="string" calcext:value-type="string">
            <text:p>ejlee@j200:~/papers/jellyfish_2019/skip_vchain/src_cpp/JDKSkipList/perf_anal$ ./extract_level.sh jdk.level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 499953</text:p>
          </table:table-cell>
          <table:table-cell table:number-columns-repeated="8"/>
          <table:table-cell office:value-type="string" calcext:value-type="string">
            <text:p>1 1245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 250373</text:p>
          </table:table-cell>
          <table:table-cell table:number-columns-repeated="8"/>
          <table:table-cell office:value-type="string" calcext:value-type="string">
            <text:p>2 6257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3 124791</text:p>
          </table:table-cell>
          <table:table-cell table:number-columns-repeated="8"/>
          <table:table-cell office:value-type="string" calcext:value-type="string">
            <text:p>3 316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4 62597</text:p>
          </table:table-cell>
          <table:table-cell table:number-columns-repeated="8"/>
          <table:table-cell office:value-type="string" calcext:value-type="string">
            <text:p>4 155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 30950</text:p>
          </table:table-cell>
          <table:table-cell table:number-columns-repeated="8"/>
          <table:table-cell office:value-type="string" calcext:value-type="string">
            <text:p>5 794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6 15685</text:p>
          </table:table-cell>
          <table:table-cell table:number-columns-repeated="8"/>
          <table:table-cell office:value-type="string" calcext:value-type="string">
            <text:p>6 397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7 7876</text:p>
          </table:table-cell>
          <table:table-cell table:number-columns-repeated="8"/>
          <table:table-cell office:value-type="string" calcext:value-type="string">
            <text:p>7 194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8 3900</text:p>
          </table:table-cell>
          <table:table-cell table:number-columns-repeated="8"/>
          <table:table-cell office:value-type="string" calcext:value-type="string">
            <text:p>8 98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9 1969</text:p>
          </table:table-cell>
          <table:table-cell table:number-columns-repeated="8"/>
          <table:table-cell office:value-type="string" calcext:value-type="string">
            <text:p>9 44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0 961</text:p>
          </table:table-cell>
          <table:table-cell table:number-columns-repeated="8"/>
          <table:table-cell office:value-type="string" calcext:value-type="string">
            <text:p>10 25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1 456</text:p>
          </table:table-cell>
          <table:table-cell table:number-columns-repeated="8"/>
          <table:table-cell office:value-type="string" calcext:value-type="string">
            <text:p>11 1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2 247</text:p>
          </table:table-cell>
          <table:table-cell table:number-columns-repeated="8"/>
          <table:table-cell office:value-type="string" calcext:value-type="string">
            <text:p>12 6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3 130</text:p>
          </table:table-cell>
          <table:table-cell table:number-columns-repeated="8"/>
          <table:table-cell office:value-type="string" calcext:value-type="string">
            <text:p>13 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4 59</text:p>
          </table:table-cell>
          <table:table-cell table:number-columns-repeated="8"/>
          <table:table-cell office:value-type="string" calcext:value-type="string">
            <text:p>14 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5 23</text:p>
          </table:table-cell>
          <table:table-cell table:number-columns-repeated="8"/>
          <table:table-cell office:value-type="string" calcext:value-type="string">
            <text:p>15 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6 18</text:p>
          </table:table-cell>
          <table:table-cell table:number-columns-repeated="8"/>
          <table:table-cell office:value-type="string" calcext:value-type="string">
            <text:p>16 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7 7</text:p>
          </table:table-cell>
          <table:table-cell table:number-columns-repeated="8"/>
          <table:table-cell office:value-type="string" calcext:value-type="string">
            <text:p>17 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 3</text:p>
          </table:table-cell>
          <table:table-cell table:number-columns-repeated="8"/>
          <table:table-cell table:style-name="ce1" office:value-type="string" calcext:value-type="string">
            <text:p>Total pointer updates = 501263</text:p>
          </table:table-cell>
          <table:table-cell table:style-name="ce1"/>
        </table:table-row>
        <table:table-row table:style-name="ro1">
          <table:table-cell table:number-columns-repeated="4"/>
          <table:table-cell office:value-type="string" calcext:value-type="string">
            <text:p>18 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Total pointer updates = 1999324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OP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asic</text:p>
          </table:table-cell>
          <table:table-cell table:style-name="ce1" office:value-type="float" office:value="1710221.6628" calcext:value-type="float">
            <text:p>1710221.66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riginal</text:p>
          </table:table-cell>
          <table:table-cell table:style-name="ce1" office:value-type="float" office:value="2740179.4107" calcext:value-type="float">
            <text:p>2740179.4107</text:p>
          </table:table-cell>
          <table:table-cell table:style-name="ce1" table:formula="of:=[.E41]/[.E40]" office:value-type="float" office:value="1.60223640613565" calcext:value-type="float">
            <text:p>1.602236406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>
            <text:p>1.6x better performance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ointer Update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basic</text:p>
          </table:table-cell>
          <table:table-cell table:style-name="ce1" office:value-type="float" office:value="1999324" calcext:value-type="float">
            <text:p>199932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style-name="ce1" office:value-type="float" office:value="501263" calcext:value-type="float">
            <text:p>50126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51:40.209475235</meta:creation-date>
    <dc:date>2019-10-16T13:26:50.370658615</dc:date>
    <meta:editing-duration>PT24M45S</meta:editing-duration>
    <meta:editing-cycles>26</meta:editing-cycles>
    <meta:generator>LibreOffice/5.1.6.2$Linux_X86_64 LibreOffice_project/10m0$Build-2</meta:generator>
    <meta:document-statistic meta:table-count="1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89cm" svg:height="6.164cm" xlink:href=".." xlink:type="simple" chart:class="chart:bar" chart:style-name="ch1">
        <chart:legend chart:legend-position="end" svg:x="6.173cm" svg:y="2.783cm" style:legend-expansion="high" chart:style-name="ch2"/>
        <chart:plot-area chart:style-name="ch3" table:cell-range-address="Sheet1.D46:Sheet1.E48" chart:data-source-has-labels="both" svg:x="0.187cm" svg:y="0.123cm" svg:width="5.799cm" svg:height="5.918cm">
          <chartooo:coordinate-region svg:x="1.734cm" svg:y="0.322cm" svg:width="4.252cm" svg:height="5.072cm"/>
          <chart:axis chart:dimension="x" chart:name="primary-x" chart:style-name="ch4" chartooo:axis-type="auto">
            <chartooo:date-scale/>
            <chart:categories table:cell-range-address="Sheet1.D47:Sheet1.D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7:Sheet1.E48" chart:label-cell-address="Sheet1.E46:Sheet1.E4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er Updates</text:p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Sheet1.D47:Sheet1.D48</svg:desc>
                </draw:g>
              </table:table-cell>
              <table:table-cell office:value-type="float" office:value="1999324">
                <text:p>1999324</text:p>
                <draw:g>
                  <svg:desc>Sheet1.E47:Sheet1.E48</svg:desc>
                </draw:g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501263">
                <text:p>501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75cm" svg:height="5.32cm" xlink:href=".." xlink:type="simple" chart:class="chart:bar" chart:style-name="ch1">
        <chart:legend chart:legend-position="end" svg:x="6.173cm" svg:y="2.361cm" style:legend-expansion="high" chart:style-name="ch2"/>
        <chart:plot-area chart:style-name="ch3" table:cell-range-address="Sheet1.D39:Sheet1.E41" chart:data-source-has-labels="both" svg:x="0.155cm" svg:y="0.106cm" svg:width="5.863cm" svg:height="5.108cm">
          <chartooo:coordinate-region svg:x="1.702cm" svg:y="0.306cm" svg:width="4.316cm" svg:height="4.261cm"/>
          <chart:axis chart:dimension="x" chart:name="primary-x" chart:style-name="ch4" chartooo:axis-type="auto">
            <chartooo:date-scale/>
            <chart:categories table:cell-range-address="Sheet1.D40:Sheet1.D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0:Sheet1.E41" chart:label-cell-address="Sheet1.E39:Sheet1.E3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Sheet1.E39:Sheet1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Sheet1.D40:Sheet1.D41</svg:desc>
                </draw:g>
              </table:table-cell>
              <table:table-cell office:value-type="float" office:value="1710221.6628">
                <text:p>1710221.6628</text:p>
                <draw:g>
                  <svg:desc>Sheet1.E40:Sheet1.E41</svg:desc>
                </draw:g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2740179.4107">
                <text:p>2740179.4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